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4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text-properties fo:font-size="14pt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9" style:family="paragraph" style:parent-style-name="Standard">
      <style:text-properties fo:font-size="18pt" officeooo:paragraph-rsid="000f5821" style:font-size-asian="18pt" style:font-size-complex="18pt"/>
    </style:style>
    <style:style style:name="P40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1" style:family="paragraph" style:parent-style-name="Footer">
      <style:text-properties style:font-name="Nirmala UI" officeooo:paragraph-rsid="0020e4b5" style:font-name-complex="Nirmala UI2"/>
    </style:style>
    <style:style style:name="P42" style:family="paragraph" style:parent-style-name="Footer">
      <style:text-properties style:font-name="Nirmala UI" officeooo:paragraph-rsid="002f4fe4" style:font-name-complex="Nirmala UI2"/>
    </style:style>
    <style:style style:name="P43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4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5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690de" style:font-size-asian="22pt" style:font-weight-asian="bold" style:font-name-complex="Nirmala UI2" style:font-size-complex="2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690de" style:font-size-asian="22pt" style:font-weight-asian="bold" style:font-name-complex="Nirmala UI2" style:font-size-complex="22pt" style:font-weight-complex="bold"/>
    </style:style>
    <style:style style:name="P48" style:family="paragraph" style:parent-style-name="Table_20_Contents">
      <style:text-properties style:font-name="Nirmala UI" fo:font-size="14pt" officeooo:rsid="003690de" officeooo:paragraph-rsid="003690de" style:font-size-asian="14pt" style:font-name-complex="Nirmala UI2" style:font-size-complex="14pt"/>
    </style:style>
    <style:style style:name="P49" style:family="paragraph" style:parent-style-name="Table_20_Contents">
      <style:text-properties style:font-name="Nirmala UI" fo:font-size="14pt" officeooo:rsid="0032658b" officeooo:paragraph-rsid="003690de" style:font-size-asian="14pt" style:font-name-complex="Nirmala UI2" style:font-size-complex="14pt"/>
    </style:style>
    <style:style style:name="P50" style:family="paragraph" style:parent-style-name="Table_20_Contents">
      <style:text-properties style:font-name="Nirmala UI" fo:font-size="14pt" officeooo:rsid="0032658b" officeooo:paragraph-rsid="0037f07f" style:font-size-asian="14pt" style:font-name-complex="Nirmala UI2" style:font-size-complex="14pt"/>
    </style:style>
    <style:style style:name="P51" style:family="paragraph" style:parent-style-name="Table_20_Contents">
      <style:text-properties style:font-name="Nirmala UI" fo:font-size="14pt" officeooo:rsid="00097ff3" officeooo:paragraph-rsid="003690de" style:font-size-asian="14pt" style:font-name-complex="Nirmala UI2" style:font-size-complex="14pt"/>
    </style:style>
    <style:style style:name="P52" style:family="paragraph" style:parent-style-name="Table_20_Contents">
      <style:text-properties style:font-name="Nirmala UI" fo:font-size="14pt" officeooo:rsid="00097ff3" officeooo:paragraph-rsid="0037f07f" style:font-size-asian="14pt" style:font-name-complex="Nirmala UI2" style:font-size-complex="14pt"/>
    </style:style>
    <style:style style:name="P53" style:family="paragraph" style:parent-style-name="Table_20_Contents">
      <style:text-properties style:font-name="Nirmala UI" fo:font-size="14pt" officeooo:rsid="001f0742" officeooo:paragraph-rsid="003690de" style:font-size-asian="14pt" style:font-name-complex="Nirmala UI2" style:font-size-complex="14pt"/>
    </style:style>
    <style:style style:name="P54" style:family="paragraph" style:parent-style-name="Table_20_Contents">
      <style:text-properties style:font-name="Nirmala UI" fo:font-size="14pt" officeooo:rsid="0037f07f" officeooo:paragraph-rsid="0037f07f" style:font-size-asian="14pt" style:font-name-complex="Nirmala UI2" style:font-size-complex="14pt"/>
    </style:style>
    <style:style style:name="P55" style:family="paragraph" style:parent-style-name="Table_20_Contents">
      <style:text-properties style:font-name="Nirmala UI" fo:font-size="14pt" officeooo:rsid="00335468" officeooo:paragraph-rsid="0037f07f" style:font-size-asian="14pt" style:font-name-complex="Nirmala UI2" style:font-size-complex="14pt"/>
    </style:style>
    <style:style style:name="P56" style:family="paragraph" style:parent-style-name="Table_20_Contents">
      <style:text-properties style:font-name="Nirmala UI" fo:font-size="14pt" officeooo:rsid="00092cf6" officeooo:paragraph-rsid="0037f07f" style:font-size-asian="14pt" style:font-name-complex="Nirmala UI2" style:font-size-complex="14pt"/>
    </style:style>
    <style:style style:name="P57" style:family="paragraph" style:parent-style-name="Table_20_Contents">
      <style:text-properties officeooo:paragraph-rsid="003690de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20e4b5" style:font-name-complex="Nirmala UI2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6pt" style:font-size-asian="16pt" style:font-name-complex="Nirmala UI2" style:font-size-complex="18pt"/>
    </style:style>
    <style:style style:name="T10" style:family="text">
      <style:text-properties officeooo:rsid="000f5821"/>
    </style:style>
    <style:style style:name="T11" style:family="text">
      <style:text-properties officeooo:rsid="0010e9a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5821" style:font-weight-asian="bold" style:font-weight-complex="bold"/>
    </style:style>
    <style:style style:name="T14" style:family="text">
      <style:text-properties fo:font-weight="bold" officeooo:rsid="00281e15" style:font-weight-asian="bold" style:font-weight-complex="bold"/>
    </style:style>
    <style:style style:name="T15" style:family="text">
      <style:text-properties fo:font-weight="bold" officeooo:rsid="002f4fe4" style:font-weight-asian="bold" style:font-weight-complex="bold"/>
    </style:style>
    <style:style style:name="T16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7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18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19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0" style:family="text">
      <style:text-properties fo:font-size="11pt" fo:font-weight="bold" officeooo:rsid="002f4fe4" style:font-size-asian="11pt" style:font-weight-asian="bold" style:font-weight-complex="bold"/>
    </style:style>
    <style:style style:name="T21" style:family="text">
      <style:text-properties style:font-name="Nirmala UI1" fo:font-size="14pt" officeooo:rsid="00225723" style:font-size-asian="14pt" style:font-name-complex="Nirmala UI1" style:font-size-complex="14pt"/>
    </style:style>
    <style:style style:name="T22" style:family="text">
      <style:text-properties style:font-name="Nirmala UI1" fo:font-size="14pt" officeooo:rsid="0032658b" style:font-size-asian="14pt" style:font-name-complex="Nirmala UI1" style:font-size-complex="14pt"/>
    </style:style>
    <style:style style:name="T23" style:family="text">
      <style:text-properties style:font-name="Nirmala UI1" fo:font-size="14pt" officeooo:rsid="003690de" style:font-size-asian="14pt" style:font-name-complex="Nirmala UI1" style:font-size-complex="14pt"/>
    </style:style>
    <style:style style:name="T24" style:family="text">
      <style:text-properties officeooo:rsid="002facb9"/>
    </style:style>
    <style:style style:name="T25" style:family="text">
      <style:text-properties officeooo:rsid="00335468"/>
    </style:style>
    <style:style style:name="T26" style:family="text">
      <style:text-properties officeooo:rsid="003690de"/>
    </style:style>
    <style:style style:name="T27" style:family="text">
      <style:text-properties officeooo:rsid="0037f0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1">2</text:span>6</text:p>
          </table:table-cell>
          <table:table-cell table:style-name="Table1.D2" office:value-type="string">
            <text:p text:style-name="Table_20_Contents"><text:span text:style-name="T9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1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1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1">2</text:span>9</text:p>
          </table:table-cell>
          <table:table-cell table:style-name="Table1.D3" office:value-type="string">
            <text:p text:style-name="Table_20_Contents"><text:span text:style-name="T9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0">डिनर - </text:span><text:span text:style-name="T13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39"><text:s/><text:span text:style-name="T10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4"><text:span text:style-name="T5">नाश्ता</text:span><text:span text:style-name="T7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5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0">How to use – </text:p>
      <text:p text:style-name="P41">1. Press the correct number <text:tab/>and immediately press “Enter”(Green) key on the keypad.</text:p>
      <text:p text:style-name="P41">2. To Stop the playing announcement press “Backspace”(Red) key. </text:p>
      <text:p text:style-name="P41"><text:tab/><text:tab/></text:p>
      <text:p text:style-name="P42"><text:tab/><text:tab/><text:span text:style-name="T20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3"/>
          </table:table-cell>
          <table:table-cell table:style-name="Table2.B1" office:value-type="string">
            <text:p text:style-name="P46">औरंगाबाद - <text:span text:style-name="T26"><text:s/>इंदौर </text:span></text:p>
          </table:table-cell>
          <table:table-cell table:style-name="Table2.C1" office:value-type="string">
            <text:p text:style-name="P33"/>
          </table:table-cell>
          <table:table-cell table:style-name="Table2.D1" office:value-type="string">
            <text:p text:style-name="P47"><text:span text:style-name="T26"><text:s/>इंदौर </text:span><text:s/>- <text:span text:style-name="T25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48"><text:s/>सेंधवा <text:s/>बायपास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50"><text:s/><text:span text:style-name="T27">नगर नाका</text:span>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49"><text:s/><text:span text:style-name="T26">जुलवानिया <text:s/>बायपास </text:span>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54"><text:s/>बाबा पेट्रोल पंप 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49"><text:s/><text:span text:style-name="T26">खालघाट बायपास </text:span>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55"><text:s/><text:span text:style-name="T27">क्रांति चौक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57"><text:span text:style-name="Default_20_Paragraph_20_Font"><text:span text:style-name="T23"><text:s/>धमनोड़ बायपास <text:s/>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55"><text:s/><text:span text:style-name="T27">अमरप्रीत होटल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57"><text:span text:style-name="Default_20_Paragraph_20_Font"><text:span text:style-name="T22"><text:s/></text:span></text:span><text:span text:style-name="Default_20_Paragraph_20_Font"><text:span text:style-name="T23">पीथमपुर <text:s/>बायपास <text:tab/>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55"><text:s/><text:span text:style-name="T27">मोंढा नाका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57"><text:span text:style-name="Default_20_Paragraph_20_Font"><text:span text:style-name="T22"><text:s/></text:span></text:span><text:span text:style-name="Default_20_Paragraph_20_Font"><text:span text:style-name="T23">राउ बायपास 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56"><text:s/><text:span text:style-name="T27">आकाशवाणी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57"><text:span text:style-name="Default_20_Paragraph_20_Font"><text:span text:style-name="T22"><text:s/></text:span></text:span><text:span text:style-name="Default_20_Paragraph_20_Font"><text:span text:style-name="T23">राजेंद्र <text:s/>नगर <text:s text:c="2"/>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56"><text:s/><text:span text:style-name="T27">सेवन हिल्स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51"><text:s/><text:span text:style-name="T26">ढक्कन <text:s/>वाला <text:s/>कुआ <text:s text:c="2"/>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52"><text:s/><text:span text:style-name="T27">सिडको बस स्टैंड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53"><text:s/><text:span text:style-name="T26">चोइथराम <text:s/>मंडी <text:s/>स्क्वैर </text:span>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52"><text:s/><text:span text:style-name="T27">जालना भोकरदन नाका + लास्ट स्टॉप </text:span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53"><text:s/><text:span text:style-name="T26">रेलवे <text:s/>स्टेशन <text:s/><text:tab/>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1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53"><text:s/><text:span text:style-name="T26">भंवर <text:s/>कुवां <text:s/>स्क्वैर <text:s/><text:tab/></text:span>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1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49"><text:s/><text:span text:style-name="T26">M Y हॉस्पिटल <text:s/>मेन <text:s/>गेट </text:span>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1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53"><text:s/><text:span text:style-name="T26">आईटी <text:s/>पार्क <text:s/><text:tab/></text:span>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1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53"><text:s/><text:span text:style-name="T26">नवलखा </text:span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1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1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1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37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32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7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2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36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32"/>
          </table:table-cell>
        </table:table-row>
        <table:table-row table:style-name="Table2.21">
          <table:table-cell table:style-name="Table2.A21" office:value-type="string">
            <text:p text:style-name="P25"><text:span text:style-name="T24">60</text:span> 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32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36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36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36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36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36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36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36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36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36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8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36"/>
          </table:table-cell>
        </table:table-row>
      </table:table>
      <text:p text:style-name="P45"><text:span text:style-name="T14">इस्तेमाल </text:span><text:span text:style-name="T12"><text:s/>– </text:span></text:p>
      <text:p text:style-name="P44"><text:span text:style-name="T4">1. </text:span><text:bookmark text:name="tw-target-text"/><text:span text:style-name="T16">सही </text:span><text:span text:style-name="T17">नंबर</text:span><text:span text:style-name="T16"> दबाएं और तुरंत कीपैड पर ग्रीन</text:span><text:span text:style-name="T18"> </text:span><text:span text:style-name="T19">बटन</text:span><text:span text:style-name="T16"> दबाएं।</text:span></text:p>
      <text:p text:style-name="P44"><text:span text:style-name="T4">2. </text:span><text:span text:style-name="T6">अन्नोउंसमेंट </text:span><text:span text:style-name="T16"><text:s/>को रोकने के लिए लाल</text:span><text:span text:style-name="T18"> </text:span><text:span text:style-name="T19">बटन</text:span><text:span text:style-name="T16"> दबाएं ।</text:span></text:p>
      <text:p text:style-name="P43"><text:s/><text:tab/><text:tab/><text:tab/><text:tab/><text:tab/><text:tab/><text:tab/><text:tab/><text:tab/><text:span text:style-name="T15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21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4T15:27:14.233118262</dc:date>
    <meta:editing-duration>P2DT8H9M24S</meta:editing-duration>
    <meta:generator>LibreOffice/4.4.6.3$Linux_X86_64 LibreOffice_project/40m0$Build-3</meta:generator>
    <meta:document-statistic meta:table-count="2" meta:image-count="0" meta:object-count="0" meta:page-count="2" meta:paragraph-count="167" meta:word-count="320" meta:character-count="1227" meta:non-whitespace-character-count="8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